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activists_Mean of hate score distribution" table:style-name="ta1">
        <table:shapes>
          <draw:frame draw:z-index="0" draw:style-name="gr1" draw:text-style-name="P1" svg:width="6.2988in" svg:height="3.5429in" svg:x="6.3382in" svg:y="0.0394in">
            <draw:object draw:notify-on-update-of-ranges="'summary_counter_activists_Mean of hate score distribution'.A2:'summary_counter_activists_Mean of hate score distribution'.A7 'summary_counter_activists_Mean of hate score distribution'.B1:'summary_counter_activists_Mean of hate score distribution'.B1 'summary_counter_activists_Mean of hate score distribution'.B2:'summary_counter_activists_Mean of hate score distribution'.B7 'summary_counter_activists_Mean of hate score distribution'.C1:'summary_counter_activists_Mean of hate score distribution'.C1 'summary_counter_activists_Mean of hate score distribution'.C2:'summary_counter_activists_Mean of hate score distribution'.C7 'summary_counter_activists_Mean of hate score distribution'.D1:'summary_counter_activists_Mean of hate score distribution'.D1 'summary_counter_activists_Mean of hate score distribution'.D2:'summary_counter_activists_Mean of hate score distribution'.D7 'summary_counter_activists_Mean of hate score distribution'.E1:'summary_counter_activists_Mean of hate score distribution'.E1 'summary_counter_activists_Mean of hate score distribution'.E2:'summary_counter_activists_Mean of hate score distribution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2.8335in" svg:x="0in" svg:y="5.1559in">
            <draw:object draw:notify-on-update-of-ranges="'summary_counter_activists_Mean of hate score distribution'.A2:'summary_counter_activists_Mean of hate score distribution'.A7 'summary_counter_activists_Mean of hate score distribution'.B1:'summary_counter_activists_Mean of hate score distribution'.B1 'summary_counter_activists_Mean of hate score distribution'.B2:'summary_counter_activists_Mean of hate score distribution'.B7 'summary_counter_activists_Mean of hate score distribution'.C1:'summary_counter_activists_Mean of hate score distribution'.C1 'summary_counter_activists_Mean of hate score distribution'.C2:'summary_counter_activists_Mean of hate score distribution'.C7 'summary_counter_activists_Mean of hate score distribution'.D1:'summary_counter_activists_Mean of hate score distribution'.D1 'summary_counter_activists_Mean of hate score distribution'.D2:'summary_counter_activists_Mean of hate score distribution'.D7 'summary_counter_activists_Mean of hate score distribution'.E1:'summary_counter_activists_Mean of hate score distribution'.E1 'summary_counter_activists_Mean of hate score distribution'.E2:'summary_counter_activists_Mean of hate score distribution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98" calcext:value-type="float">
            <text:p>0.39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385051181973654" calcext:value-type="float">
            <text:p>0.385051181973654</text:p>
          </table:table-cell>
          <table:table-cell office:value-type="float" office:value="0.387141629229622" calcext:value-type="float">
            <text:p>0.387141629229622</text:p>
          </table:table-cell>
          <table:table-cell office:value-type="float" office:value="0.392251415471422" calcext:value-type="float">
            <text:p>0.392251415471422</text:p>
          </table:table-cell>
          <table:table-cell office:value-type="float" office:value="0.418801184392784" calcext:value-type="float">
            <text:p>0.418801184392784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380388539253306" calcext:value-type="float">
            <text:p>0.380388539253306</text:p>
          </table:table-cell>
          <table:table-cell office:value-type="float" office:value="0.388694897814267" calcext:value-type="float">
            <text:p>0.388694897814267</text:p>
          </table:table-cell>
          <table:table-cell office:value-type="float" office:value="0.40557001699502" calcext:value-type="float">
            <text:p>0.40557001699502</text:p>
          </table:table-cell>
          <table:table-cell office:value-type="float" office:value="0.398493311060098" calcext:value-type="float">
            <text:p>0.398493311060098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0.331261896939816" calcext:value-type="float">
            <text:p>0.331261896939816</text:p>
          </table:table-cell>
          <table:table-cell office:value-type="float" office:value="0.345555096180316" calcext:value-type="float">
            <text:p>0.345555096180316</text:p>
          </table:table-cell>
          <table:table-cell office:value-type="float" office:value="0.36676435336896" calcext:value-type="float">
            <text:p>0.36676435336896</text:p>
          </table:table-cell>
          <table:table-cell office:value-type="float" office:value="0.387570428842578" calcext:value-type="float">
            <text:p>0.387570428842578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0.244106197258484" calcext:value-type="float">
            <text:p>0.244106197258484</text:p>
          </table:table-cell>
          <table:table-cell office:value-type="float" office:value="0.263144444825225" calcext:value-type="float">
            <text:p>0.263144444825225</text:p>
          </table:table-cell>
          <table:table-cell office:value-type="float" office:value="0.291986105834619" calcext:value-type="float">
            <text:p>0.291986105834619</text:p>
          </table:table-cell>
          <table:table-cell office:value-type="float" office:value="0.337236172549144" calcext:value-type="float">
            <text:p>0.337236172549144</text:p>
          </table:table-cell>
        </table:table-row>
        <table:table-row table:style-name="ro1">
          <table:table-cell office:value-type="string" calcext:value-type="string">
            <text:p>setup 5</text:p>
          </table:table-cell>
          <table:table-cell office:value-type="float" office:value="0.208892226379608" calcext:value-type="float">
            <text:p>0.208892226379608</text:p>
          </table:table-cell>
          <table:table-cell office:value-type="float" office:value="0.225894223581998" calcext:value-type="float">
            <text:p>0.225894223581998</text:p>
          </table:table-cell>
          <table:table-cell office:value-type="float" office:value="0.266421257081424" calcext:value-type="float">
            <text:p>0.266421257081424</text:p>
          </table:table-cell>
          <table:table-cell office:value-type="float" office:value="0.312150242209928" calcext:value-type="float">
            <text:p>0.312150242209928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02:50.388925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5:03:33.215086664</dc:date>
    <meta:editing-duration>P1DT22M26S</meta:editing-duration>
    <meta:editing-cycles>7</meta:editing-cycles>
    <meta:generator>LibreOffice/7.0.5.2$Linux_X86_64 LibreOffice_project/00$Build-2</meta:generator>
    <meta:document-statistic meta:table-count="1" meta:cell-count="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454cm" style:legend-expansion="high" chart:style-name="ch2"/>
        <chart:plot-area chart:style-name="ch3" table:cell-range-address="'summary_counter_activists_Mean of hate score distribution'.A1:'summary_counter_activists_Mean of hate score distribution'.E7" chart:data-source-has-labels="both" svg:x="1.331cm" svg:y="0.18cm" svg:width="12.264cm" svg:height="8.64cm">
          <chart:coordinate-region svg:x="2.243cm" svg:y="0.379cm" svg:width="10.781cm" svg:height="7.794cm"/>
          <chart:axis chart:dimension="x" chart:name="primary-x" chart:style-name="ch4" chartooo:axis-type="auto">
            <chartooo:date-scale/>
            <chart:categories table:cell-range-address="'summary_counter_activists_Mean of hate score distribution'.A2:'summary_counter_activists_Mean of hate score distribution'.A7"/>
          </chart:axis>
          <chart:axis chart:dimension="y" chart:name="primary-y" chart:style-name="ch4">
            <chart:title svg:x="0.451cm" svg:y="5.761cm" chart:style-name="ch5">
              <text:p>mean hate score</text:p>
            </chart:title>
            <chart:grid chart:style-name="ch6" chart:class="major"/>
          </chart:axis>
          <chart:series chart:style-name="ch7" chart:values-cell-range-address="'summary_counter_activists_Mean of hate score distribution'.B2:'summary_counter_activists_Mean of hate score distribution'.B7" chart:label-cell-address="'summary_counter_activists_Mean of hate score distribution'.B1:'summary_counter_activists_Mean of hate score distribution'.B1" chart:class="chart:line">
            <chart:data-point chart:repeated="6"/>
          </chart:series>
          <chart:series chart:style-name="ch8" chart:values-cell-range-address="'summary_counter_activists_Mean of hate score distribution'.C2:'summary_counter_activists_Mean of hate score distribution'.C7" chart:label-cell-address="'summary_counter_activists_Mean of hate score distribution'.C1:'summary_counter_activists_Mean of hate score distribution'.C1" chart:class="chart:line">
            <chart:data-point chart:repeated="6"/>
          </chart:series>
          <chart:series chart:style-name="ch9" chart:values-cell-range-address="'summary_counter_activists_Mean of hate score distribution'.D2:'summary_counter_activists_Mean of hate score distribution'.D7" chart:label-cell-address="'summary_counter_activists_Mean of hate score distribution'.D1:'summary_counter_activists_Mean of hate score distribution'.D1" chart:class="chart:line">
            <chart:data-point chart:repeated="6"/>
          </chart:series>
          <chart:series chart:style-name="ch10" chart:values-cell-range-address="'summary_counter_activists_Mean of hate score distribution'.E2:'summary_counter_activists_Mean of hate score distribution'.E7" chart:label-cell-address="'summary_counter_activists_Mean of hate score distribution'.E1:'summary_counter_activists_Mean of hate score distribution'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Mean of hate score distribution'.B1:'summary_counter_activists_Mean of hate score distribution'.B1</svg:desc>
                </draw:g>
              </table:table-cell>
              <table:table-cell office:value-type="string">
                <text:p>1000</text:p>
                <draw:g>
                  <svg:desc>'summary_counter_activists_Mean of hate score distribution'.C1:'summary_counter_activists_Mean of hate score distribution'.C1</svg:desc>
                </draw:g>
              </table:table-cell>
              <table:table-cell office:value-type="string">
                <text:p>2000</text:p>
                <draw:g>
                  <svg:desc>'summary_counter_activists_Mean of hate score distribution'.D1:'summary_counter_activists_Mean of hate score distribution'.D1</svg:desc>
                </draw:g>
              </table:table-cell>
              <table:table-cell office:value-type="string">
                <text:p>5000</text:p>
                <draw:g>
                  <svg:desc>'summary_counter_activists_Mean of hate score distribution'.E1:'summary_counter_activists_Mean of hate score distribu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Mean of hate score distribution'.A2:'summary_counter_activists_Mean of hate score distribution'.A7</svg:desc>
                </draw:g>
              </table:table-cell>
              <table:table-cell office:value-type="float" office:value="0.399">
                <text:p>0.399</text:p>
                <draw:g>
                  <svg:desc>'summary_counter_activists_Mean of hate score distribution'.B2:'summary_counter_activists_Mean of hate score distribution'.B7</svg:desc>
                </draw:g>
              </table:table-cell>
              <table:table-cell office:value-type="float" office:value="0.398">
                <text:p>0.398</text:p>
                <draw:g>
                  <svg:desc>'summary_counter_activists_Mean of hate score distribution'.C2:'summary_counter_activists_Mean of hate score distribution'.C7</svg:desc>
                </draw:g>
              </table:table-cell>
              <table:table-cell office:value-type="float" office:value="0.4">
                <text:p>0.4</text:p>
                <draw:g>
                  <svg:desc>'summary_counter_activists_Mean of hate score distribution'.D2:'summary_counter_activists_Mean of hate score distribution'.D7</svg:desc>
                </draw:g>
              </table:table-cell>
              <table:table-cell office:value-type="float" office:value="0.418">
                <text:p>0.418</text:p>
                <draw:g>
                  <svg:desc>'summary_counter_activists_Mean of hate score distribution'.E2:'summary_counter_activists_Mean of hate score distribution'.E7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0.385051181973654">
                <text:p>0.385051181973654</text:p>
              </table:table-cell>
              <table:table-cell office:value-type="float" office:value="0.387141629229622">
                <text:p>0.387141629229622</text:p>
              </table:table-cell>
              <table:table-cell office:value-type="float" office:value="0.392251415471422">
                <text:p>0.392251415471422</text:p>
              </table:table-cell>
              <table:table-cell office:value-type="float" office:value="0.418801184392784">
                <text:p>0.418801184392784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380388539253306">
                <text:p>0.380388539253306</text:p>
              </table:table-cell>
              <table:table-cell office:value-type="float" office:value="0.388694897814267">
                <text:p>0.388694897814267</text:p>
              </table:table-cell>
              <table:table-cell office:value-type="float" office:value="0.40557001699502">
                <text:p>0.40557001699502</text:p>
              </table:table-cell>
              <table:table-cell office:value-type="float" office:value="0.398493311060098">
                <text:p>0.398493311060098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331261896939816">
                <text:p>0.331261896939816</text:p>
              </table:table-cell>
              <table:table-cell office:value-type="float" office:value="0.345555096180316">
                <text:p>0.345555096180316</text:p>
              </table:table-cell>
              <table:table-cell office:value-type="float" office:value="0.36676435336896">
                <text:p>0.36676435336896</text:p>
              </table:table-cell>
              <table:table-cell office:value-type="float" office:value="0.387570428842578">
                <text:p>0.387570428842578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0.244106197258484">
                <text:p>0.244106197258484</text:p>
              </table:table-cell>
              <table:table-cell office:value-type="float" office:value="0.263144444825225">
                <text:p>0.263144444825225</text:p>
              </table:table-cell>
              <table:table-cell office:value-type="float" office:value="0.291986105834619">
                <text:p>0.291986105834619</text:p>
              </table:table-cell>
              <table:table-cell office:value-type="float" office:value="0.337236172549144">
                <text:p>0.337236172549144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0.208892226379608">
                <text:p>0.208892226379608</text:p>
              </table:table-cell>
              <table:table-cell office:value-type="float" office:value="0.225894223581998">
                <text:p>0.225894223581998</text:p>
              </table:table-cell>
              <table:table-cell office:value-type="float" office:value="0.266421257081424">
                <text:p>0.266421257081424</text:p>
              </table:table-cell>
              <table:table-cell office:value-type="float" office:value="0.312150242209928">
                <text:p>0.312150242209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7.198cm" xlink:href=".." xlink:type="simple" chart:class="chart:line" chart:style-name="ch1">
        <chart:legend chart:legend-position="end" svg:x="13.915cm" svg:y="2.553cm" style:legend-expansion="high" chart:style-name="ch2"/>
        <chart:plot-area chart:style-name="ch3" table:cell-range-address="'summary_counter_activists_Mean of hate score distribution'.A1:'summary_counter_activists_Mean of hate score distribution'.E7" chart:data-source-has-labels="both" svg:x="1.475cm" svg:y="0.143cm" svg:width="12.12cm" svg:height="6.912cm">
          <chart:coordinate-region svg:x="2.387cm" svg:y="0.342cm" svg:width="10.638cm" svg:height="6.066cm"/>
          <chart:axis chart:dimension="x" chart:name="primary-x" chart:style-name="ch4" chartooo:axis-type="auto">
            <chartooo:date-scale/>
            <chart:categories table:cell-range-address="'summary_counter_activists_Mean of hate score distribution'.A2:'summary_counter_activists_Mean of hate score distribution'.A7"/>
          </chart:axis>
          <chart:axis chart:dimension="y" chart:name="primary-y" chart:style-name="ch4">
            <chart:title svg:x="0.451cm" svg:y="5.236cm" chart:style-name="ch5">
              <text:p>mean hate score</text:p>
            </chart:title>
            <chart:grid chart:style-name="ch6" chart:class="major"/>
          </chart:axis>
          <chart:series chart:style-name="ch7" chart:values-cell-range-address="'summary_counter_activists_Mean of hate score distribution'.B2:'summary_counter_activists_Mean of hate score distribution'.B7" chart:label-cell-address="'summary_counter_activists_Mean of hate score distribution'.B1:'summary_counter_activists_Mean of hate score distribution'.B1" chart:class="chart:line">
            <chart:data-point chart:repeated="6"/>
          </chart:series>
          <chart:series chart:style-name="ch8" chart:values-cell-range-address="'summary_counter_activists_Mean of hate score distribution'.C2:'summary_counter_activists_Mean of hate score distribution'.C7" chart:label-cell-address="'summary_counter_activists_Mean of hate score distribution'.C1:'summary_counter_activists_Mean of hate score distribution'.C1" chart:class="chart:line">
            <chart:data-point chart:repeated="6"/>
          </chart:series>
          <chart:series chart:style-name="ch9" chart:values-cell-range-address="'summary_counter_activists_Mean of hate score distribution'.D2:'summary_counter_activists_Mean of hate score distribution'.D7" chart:label-cell-address="'summary_counter_activists_Mean of hate score distribution'.D1:'summary_counter_activists_Mean of hate score distribution'.D1" chart:class="chart:line">
            <chart:data-point chart:repeated="6"/>
          </chart:series>
          <chart:series chart:style-name="ch10" chart:values-cell-range-address="'summary_counter_activists_Mean of hate score distribution'.E2:'summary_counter_activists_Mean of hate score distribution'.E7" chart:label-cell-address="'summary_counter_activists_Mean of hate score distribution'.E1:'summary_counter_activists_Mean of hate score distribution'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Mean of hate score distribution'.B1:'summary_counter_activists_Mean of hate score distribution'.B1</svg:desc>
                </draw:g>
              </table:table-cell>
              <table:table-cell office:value-type="string">
                <text:p>1000</text:p>
                <draw:g>
                  <svg:desc>'summary_counter_activists_Mean of hate score distribution'.C1:'summary_counter_activists_Mean of hate score distribution'.C1</svg:desc>
                </draw:g>
              </table:table-cell>
              <table:table-cell office:value-type="string">
                <text:p>2000</text:p>
                <draw:g>
                  <svg:desc>'summary_counter_activists_Mean of hate score distribution'.D1:'summary_counter_activists_Mean of hate score distribution'.D1</svg:desc>
                </draw:g>
              </table:table-cell>
              <table:table-cell office:value-type="string">
                <text:p>5000</text:p>
                <draw:g>
                  <svg:desc>'summary_counter_activists_Mean of hate score distribution'.E1:'summary_counter_activists_Mean of hate score distribu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Mean of hate score distribution'.A2:'summary_counter_activists_Mean of hate score distribution'.A7</svg:desc>
                </draw:g>
              </table:table-cell>
              <table:table-cell office:value-type="float" office:value="0.399">
                <text:p>0.399</text:p>
                <draw:g>
                  <svg:desc>'summary_counter_activists_Mean of hate score distribution'.B2:'summary_counter_activists_Mean of hate score distribution'.B7</svg:desc>
                </draw:g>
              </table:table-cell>
              <table:table-cell office:value-type="float" office:value="0.398">
                <text:p>0.398</text:p>
                <draw:g>
                  <svg:desc>'summary_counter_activists_Mean of hate score distribution'.C2:'summary_counter_activists_Mean of hate score distribution'.C7</svg:desc>
                </draw:g>
              </table:table-cell>
              <table:table-cell office:value-type="float" office:value="0.4">
                <text:p>0.4</text:p>
                <draw:g>
                  <svg:desc>'summary_counter_activists_Mean of hate score distribution'.D2:'summary_counter_activists_Mean of hate score distribution'.D7</svg:desc>
                </draw:g>
              </table:table-cell>
              <table:table-cell office:value-type="float" office:value="0.418">
                <text:p>0.418</text:p>
                <draw:g>
                  <svg:desc>'summary_counter_activists_Mean of hate score distribution'.E2:'summary_counter_activists_Mean of hate score distribution'.E7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0.385051181973654">
                <text:p>0.385051181973654</text:p>
              </table:table-cell>
              <table:table-cell office:value-type="float" office:value="0.387141629229622">
                <text:p>0.387141629229622</text:p>
              </table:table-cell>
              <table:table-cell office:value-type="float" office:value="0.392251415471422">
                <text:p>0.392251415471422</text:p>
              </table:table-cell>
              <table:table-cell office:value-type="float" office:value="0.418801184392784">
                <text:p>0.418801184392784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380388539253306">
                <text:p>0.380388539253306</text:p>
              </table:table-cell>
              <table:table-cell office:value-type="float" office:value="0.388694897814267">
                <text:p>0.388694897814267</text:p>
              </table:table-cell>
              <table:table-cell office:value-type="float" office:value="0.40557001699502">
                <text:p>0.40557001699502</text:p>
              </table:table-cell>
              <table:table-cell office:value-type="float" office:value="0.398493311060098">
                <text:p>0.398493311060098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331261896939816">
                <text:p>0.331261896939816</text:p>
              </table:table-cell>
              <table:table-cell office:value-type="float" office:value="0.345555096180316">
                <text:p>0.345555096180316</text:p>
              </table:table-cell>
              <table:table-cell office:value-type="float" office:value="0.36676435336896">
                <text:p>0.36676435336896</text:p>
              </table:table-cell>
              <table:table-cell office:value-type="float" office:value="0.387570428842578">
                <text:p>0.387570428842578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0.244106197258484">
                <text:p>0.244106197258484</text:p>
              </table:table-cell>
              <table:table-cell office:value-type="float" office:value="0.263144444825225">
                <text:p>0.263144444825225</text:p>
              </table:table-cell>
              <table:table-cell office:value-type="float" office:value="0.291986105834619">
                <text:p>0.291986105834619</text:p>
              </table:table-cell>
              <table:table-cell office:value-type="float" office:value="0.337236172549144">
                <text:p>0.337236172549144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0.208892226379608">
                <text:p>0.208892226379608</text:p>
              </table:table-cell>
              <table:table-cell office:value-type="float" office:value="0.225894223581998">
                <text:p>0.225894223581998</text:p>
              </table:table-cell>
              <table:table-cell office:value-type="float" office:value="0.266421257081424">
                <text:p>0.266421257081424</text:p>
              </table:table-cell>
              <table:table-cell office:value-type="float" office:value="0.312150242209928">
                <text:p>0.312150242209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